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c8f" officeooo:paragraph-rsid="001df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hisma</text:p>
      <text:p text:style-name="P1"/>
      <text:p text:style-name="P1">He accidentally kills Dewi [Amba] and is killed by [Srikandi], and incarnation of [Amba] during the Baratayuda wa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37:18.232405375</meta:creation-date>
    <meta:editing-duration>PT15S</meta:editing-duration>
    <meta:editing-cycles>2</meta:editing-cycles>
    <meta:generator>LibreOffice/5.1.6.2$Linux_X86_64 LibreOffice_project/10m0$Build-2</meta:generator>
    <dc:date>2017-06-08T15:37:32.294951430</dc:date>
    <meta:document-statistic meta:table-count="0" meta:image-count="0" meta:object-count="0" meta:page-count="1" meta:paragraph-count="2" meta:word-count="19" meta:character-count="122" meta:non-whitespace-character-count="104"/>
  </office:meta>
</office:document-meta>
</file>